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FESSION (32:1-5): David recalls when he needed to confess his sins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FESSION (32:1-5): David recalls when he needed to confess his sins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itterness (32:3-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itterness (32:3-4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was weak and miserable (32: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strength evaporated (32: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ONFESSION (32:1-5): David recalls when he needed to confess his sins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bitterness (32:3-4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edness (32:1-2, 5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32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CONFESSION (32:1-5): David recalls when he needed to confess his sins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COUNSEL (6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COMMISSION (32:8-11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OMMISSION (32:8-11)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What the Lord would do (32:8, 10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What the Lord would do (32:8, 10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promised to lead the King!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promised to love the King!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COMMISSION (32:8-11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the Lord would do (32:8, 1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the King should do (32:9-1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PSALM 32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THE CONFESSION (32:1-5): David recalls when he needed to confess his sins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THE COUNSEL (6-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COMMISSION (32:8-11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2 </dc:title>
    <meta:initial-creator>David STRICKLAND</meta:initial-creator>
    <dc:creator>David STRICKLAND</dc:creator>
    <meta:creation-date>2020-02-22T17:37:55Z</meta:creation-date>
    <dc:date>2020-02-22T17:37:55Z</dc:date>
    <meta:template xlink:href="BibleStudy" xlink:type="simple"/>
    <meta:editing-cycles>1</meta:editing-cycles>
    <meta:editing-duration>PT0S</meta:editing-duration>
    <meta:document-statistic meta:paragraph-count="26" meta:word-count="211"/>
  </office:meta>
</office:document-meta>
</file>